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249" officeooo:paragraph-rsid="00112249"/>
    </style:style>
    <style:style style:name="P2" style:family="paragraph" style:parent-style-name="Text_20_body">
      <style:text-properties officeooo:rsid="00112249" officeooo:paragraph-rsid="00112249"/>
    </style:style>
    <style:style style:name="P3" style:family="paragraph" style:parent-style-name="Text_20_body">
      <style:paragraph-properties fo:break-before="page"/>
      <style:text-properties officeooo:rsid="00112249" officeooo:paragraph-rsid="00112249"/>
    </style:style>
    <style:style style:name="P4" style:family="paragraph" style:parent-style-name="Title">
      <style:text-properties officeooo:rsid="00112249" officeooo:paragraph-rsid="00112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Pedragosa Lozano</text:p>
      <text:p text:style-name="P1">DAW1 – Bases de dades</text:p>
      <text:p text:style-name="P1">18/02/2025</text:p>
      <text:p text:style-name="P1"/>
      <text:p text:style-name="P4">Examen 1 (Funcions)</text:p>
      <text:p text:style-name="P2"/>
      <text:p text:style-name="P2">1. Donat un idServei ha de retornar el nom del servei</text:p>
      <text:p text:style-name="P2">CREATE DEFINER=`root`@`localhost` FUNCTION `nomServei`(pIdServei INT) RETURNS varchar(40) CHARSET utf8mb4</text:p>
      <text:p text:style-name="P2"><text:s text:c="4"/>DETERMINISTIC</text:p>
      <text:p text:style-name="P2">BEGIN</text:p>
      <text:p text:style-name="P2"><text:tab/>DECLARE vNomServei VARCHAR(40);</text:p>
      <text:p text:style-name="P2"><text:s text:c="4"/>SELECT nomServei INTO vNomServei FROM hotels_blanxart.serveis</text:p>
      <text:p text:style-name="P2"><text:s text:c="4"/>WHERE idServei = pIdServei;</text:p>
      <text:p text:style-name="P2">RETURN vNomServei;</text:p>
      <text:p text:style-name="P2">END</text:p>
      <text:p text:style-name="P2"/>
      <text:p text:style-name="P2">2. Donat un idProvincia ha de retornar el nom del país de la provincia</text:p>
      <text:p text:style-name="P2">CREATE DEFINER=`root`@`localhost` FUNCTION `nomPaisProvincia`(pIdProvincia INT) RETURNS varchar(40) CHARSET utf8mb4</text:p>
      <text:p text:style-name="P2"><text:s text:c="4"/>DETERMINISTIC</text:p>
      <text:p text:style-name="P2">BEGIN</text:p>
      <text:p text:style-name="P2"><text:tab/>DECLARE vNomPais VARCHAR(40);</text:p>
      <text:p text:style-name="P2"><text:s text:c="4"/>SELECT pais INTO vNomPais FROM hotels_blanxart.paisos</text:p>
      <text:p text:style-name="P2"><text:s text:c="4"/>WHERE idPais IN (</text:p>
      <text:p text:style-name="P2"><text:tab/><text:tab/>SELECT idPais FROM hotels_blanxart.provincies</text:p>
      <text:p text:style-name="P2"><text:tab/><text:tab/>WHERE idProvincia = pIdProvincia);</text:p>
      <text:p text:style-name="P2">RETURN vNomPais;</text:p>
      <text:p text:style-name="P2">END</text:p>
      <text:p text:style-name="P2"/>
      <text:p text:style-name="P3">3. Donat un idHotel i una data ha de retornar quantes persones arriben en aquesta data (Reserves on dataInici sigui igual a la data)</text:p>
      <text:p text:style-name="P2">CREATE DEFINER=`root`@`localhost` FUNCTION `personesArribenDia`(pIdHotel INT, pData DATE) RETURNS int</text:p>
      <text:p text:style-name="P2"><text:s text:c="4"/>DETERMINISTIC</text:p>
      <text:p text:style-name="P2">BEGIN</text:p>
      <text:p text:style-name="P2"><text:tab/>DECLARE vPersones INT;</text:p>
      <text:p text:style-name="P2"><text:s text:c="4"/>SELECT count(*) INTO vPersones FROM hotels_blanxart.reserves</text:p>
      <text:p text:style-name="P2"><text:s text:c="4"/>WHERE</text:p>
      <text:p text:style-name="P2"><text:tab/><text:tab/>idHotel = pIdHotel AND dataInici = pData;</text:p>
      <text:p text:style-name="P2">RETURN vPersones;</text:p>
      <text:p text:style-name="P2">END</text:p>
      <text:p text:style-name="P2"/>
      <text:p text:style-name="P2">4. Donat un idHotel, una data i un idCategoria, ha de retornar quantes habitacions lliures hi ha en aquesta data</text:p>
      <text:p text:style-name="P2">CREATE DEFINER=`root`@`localhost` FUNCTION `habitacionsLliures`(pIdHotel INT, pData DATE, pIdCategoria INT) RETURNS int</text:p>
      <text:p text:style-name="P2"><text:s text:c="4"/>DETERMINISTIC</text:p>
      <text:p text:style-name="P2">BEGIN</text:p>
      <text:p text:style-name="P2"><text:tab/>DECLARE vHabitacionsLliures INT;</text:p>
      <text:p text:style-name="P2"><text:s text:c="4"/>SELECT count(*) INTO vHabitacionsLliures FROM hotels_blanxart.habitacions</text:p>
      <text:p text:style-name="P2"><text:s text:c="4"/>WHERE idHotel = pIdHotel AND numeroHabitacio NOT IN (</text:p>
      <text:p text:style-name="P2"><text:tab/><text:tab/>SELECT numeroHabitacio FROM hotels_blanxart.reserveshab</text:p>
      <text:p text:style-name="P2"><text:s text:c="8"/>WHERE numReserva IN (</text:p>
      <text:p text:style-name="P2"><text:tab/><text:tab/><text:tab/>SELECT numReserva FROM hotels_blanxart.reserves</text:p>
      <text:p text:style-name="P2"><text:s text:c="12"/>WHERE idHotel = pIdHotel AND pData BETWEEN dataInici AND dataFi));</text:p>
      <text:p text:style-name="P2">RETURN vHabitacionsLliures;</text:p>
      <text:p text:style-name="P2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8:51:58.551720201</meta:creation-date>
    <dc:date>2025-02-18T18:54:01.795876376</dc:date>
    <meta:editing-duration>PT2M24S</meta:editing-duration>
    <meta:editing-cycles>1</meta:editing-cycles>
    <meta:document-statistic meta:table-count="0" meta:image-count="0" meta:object-count="0" meta:page-count="2" meta:paragraph-count="47" meta:word-count="229" meta:character-count="1897" meta:non-whitespace-character-count="1631"/>
    <meta:generator>LibreOffice/24.2.7.2$Linux_X86_64 LibreOffice_project/420$Build-2</meta:generator>
  </office:meta>
</office:document-meta>
</file>